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98.65pt"/>
    </style:style>
    <style:style style:name="co9" style:family="table-column">
      <style:table-column-properties fo:break-before="auto" style:column-width="116.11pt"/>
    </style:style>
    <style:style style:name="co10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141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Test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table table:name="AddEmployeeTestCa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Add Employe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index.php/dashboard" xlink:type="simple">https://opensource-demo.orangehrmlive.com/index.php/dashboard</text:a>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addEmployeeAnchor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ohn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Mid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yne</text:p>
          </table:table-cell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empLast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illiams</text:p>
          </table:table-cell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saveButton</text:p>
          </table:table-cell>
          <table:table-cell office:value-type="string" calcext:value-type="string">
            <text:p>i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7:58:27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8T18:27:42.423000000</dc:date>
    <meta:editing-duration>PT22M26S</meta:editing-duration>
    <meta:editing-cycles>4</meta:editing-cycles>
    <meta:generator>LibreOffice/6.2.5.2$Windows_X86_64 LibreOffice_project/1ec314fa52f458adc18c4f025c545a4e8b22c159</meta:generator>
    <meta:document-statistic meta:table-count="2" meta:cell-count="45" meta:object-count="0"/>
  </office:meta>
</office:document-meta>
</file>